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QueryXPath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QueryXPath.executeQueries( String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QueryXPath.parseXml( String xmlFil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